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9bd8" officeooo:paragraph-rsid="00109bd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378bc" officeooo:paragraph-rsid="001378b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5c55" officeooo:paragraph-rsid="00155c5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5d87" officeooo:paragraph-rsid="00175d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87d7b" officeooo:paragraph-rsid="00187d7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17d1" officeooo:paragraph-rsid="001b17d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b4a4d" officeooo:paragraph-rsid="001b4a4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f833" officeooo:paragraph-rsid="001bf83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dc25c" officeooo:paragraph-rsid="001dc25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f650c" officeooo:paragraph-rsid="001f650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f7769" officeooo:paragraph-rsid="001f776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08ee6" officeooo:paragraph-rsid="00208ee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23886" officeooo:paragraph-rsid="0022388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b89c" officeooo:paragraph-rsid="0022b89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4b2cc" officeooo:paragraph-rsid="0024b2c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4f1b0" officeooo:paragraph-rsid="0024f1b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6250e" officeooo:paragraph-rsid="0026250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68e37" officeooo:paragraph-rsid="00268e3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7a401" officeooo:paragraph-rsid="0027a40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822ed" officeooo:paragraph-rsid="002822e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933b4" officeooo:paragraph-rsid="002933b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b58d6" officeooo:paragraph-rsid="002b58d6" style:font-weight-asian="normal" style:font-weight-complex="normal"/>
    </style:style>
    <style:style style:name="T1" style:family="text">
      <style:text-properties officeooo:rsid="00126544"/>
    </style:style>
    <style:style style:name="T2" style:family="text">
      <style:text-properties officeooo:rsid="0016bc4a"/>
    </style:style>
    <style:style style:name="T3" style:family="text">
      <style:text-properties officeooo:rsid="001a62e5"/>
    </style:style>
    <style:style style:name="T4" style:family="text">
      <style:text-properties officeooo:rsid="00271e4f"/>
    </style:style>
    <style:style style:name="T5" style:family="text">
      <style:text-properties officeooo:rsid="002da74c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SRC: </text:span>Charla <text:span text:style-name="T1">sobre seguridad</text:span>:</text:p>
      <text:p text:style-name="P1"/>
      <text:p text:style-name="P2"><text:span text:style-name="T6">Título:</text:span> Safety critical computer systems.</text:p>
      <text:p text:style-name="P2"><text:span text:style-name="T6">Profesor:</text:span> Dr. Matthias F. Wagner.</text:p>
      <text:p text:style-name="P2"/>
      <text:p text:style-name="P3">SCS (Safety Critical Systems) ponen en peligro:</text:p>
      <text:p text:style-name="P3">- la vida humana</text:p>
      <text:p text:style-name="P3">- la salud</text:p>
      <text:p text:style-name="P3">- el medio ambiente.</text:p>
      <text:p text:style-name="P3">También pueden poner en peligro la existencia de una organización que dependa de ellos. Ambos son controlados por software. <text:span text:style-name="T2">(Ejemplo de una máquina de resonancia magnética nuclear.)</text:span></text:p>
      <text:p text:style-name="P3"/>
      <text:p text:style-name="P4">Riesgo y sociedad:</text:p>
      <text:p text:style-name="P4">Estar totalmente seguros es imposible, por lo que hay que establecer ciertos objetivos en función de una prioridad.</text:p>
      <text:p text:style-name="P4"/>
      <text:p text:style-name="P5">Algo seguro es algo que no pone en riesgo la vida humana.</text:p>
      <text:p text:style-name="P5">Un sistema relacionado con la seguridad es aquel que asegura.</text:p>
      <text:p text:style-name="P5">SCS tiene influencia directa con la seguridad.</text:p>
      <text:p text:style-name="P5">Un fallo en un defecto en un sistema.</text:p>
      <text:p text:style-name="P5">La presencia de un defecto <text:span text:style-name="T3">(hardware o software) </text:span>puede llevar a un error. Este es el mecanismo por el cual los defectos son <text:s/>aparentes.</text:p>
      <text:p text:style-name="P6">Los defectos más randoms son asociados a fallos en los componentes hardware.</text:p>
      <text:p text:style-name="P6">Los defectos sistemáticos incluyen especificación y diseño de defectos. Este es el verdadero defecto software.</text:p>
      <text:p text:style-name="P7">La confiabilidad es la probabilidad de un sistema de funcionar bien teniendo en cuenta ciertas condiciones.</text:p>
      <text:p text:style-name="P7">La disponibilidad es la probabilidad de un sistema de funcionar bien en un cierto tiempo.</text:p>
      <text:p text:style-name="P8">Un peligro es una situación en la cual existe un riesgo potencial.</text:p>
      <text:p text:style-name="P8">Un riesgo es una combinación de probabilidades de un evento peligroso y que conlleva severas consecuencias.</text:p>
      <text:p text:style-name="P8">Un accidente causa severos daños.</text:p>
      <text:p text:style-name="P8">La seguridad está libre de accidentes o perdidas.</text:p>
      <text:p text:style-name="P8">La seguridad está libre de acciones maliciosas.</text:p>
      <text:p text:style-name="P8"/>
      <text:p text:style-name="P9">La centralización es un factor de riesgo.</text:p>
      <text:p text:style-name="P10">Muchos fallos son debidos al incremento de la complejidad que es, a su vez, un obstáculo para la seguridad.</text:p>
      <text:p text:style-name="P10"/>
      <text:p text:style-name="P11">Un sistema que sea intelectualmente inmanejable debido al nivel de interacciones que requiere es difícil de planear, entender, anticiparse, etc.</text:p>
      <text:p text:style-name="P12">Por lo tanto, el objetivo principal es controlar al complejidad imponiendo límites intelectuales.</text:p>
      <text:p text:style-name="P13"/>
      <text:p text:style-name="P13">Un sistema seguro no es lo mismo que un sistema confiable.</text:p>
      <text:p text:style-name="P13">Un sistema confiable requiere diferentes desarrollos que un ingeniero tiene como objetivo.</text:p>
      <text:p text:style-name="P13"/>
      <text:p text:style-name="P14">La falta de restricciones apropiadas en el diseño de un computador es una de los principales problemas de seguridad.</text:p>
      <text:p text:style-name="P14">Los errores más relacionados con software es debido a los requisitos y no al código de los programas.</text:p>
      <text:p text:style-name="P15"/>
      <text:p text:style-name="P16">Análisis de peligros:</text:p>
      <text:p text:style-name="P16"><text:soft-page-break/>La definición de un sistema organizado en cuanto a la complejidad es aquel que establece componentes que luego actuaran como un todo.</text:p>
      <text:p text:style-name="P17">El análisis de peligros investiga factores relacionados con accidentes.</text:p>
      <text:p text:style-name="P17">En el desarrollo se identifican peligros potenciales y condiciones de las que se pueden aprender para eliminarlos o controlarlos.</text:p>
      <text:p text:style-name="P17"/>
      <text:p text:style-name="P18">Dentro de los métodos de análisis de problemas nos centraremos en “Fault Tree Analysis (FTA)”.</text:p>
      <text:p text:style-name="P18">Se centra en analizar las causas de los problemas, no de identificarlos, <text:span text:style-name="T4">por lo tanto podemos mejorar el software que causa dichos problemas.</text:span></text:p>
      <text:p text:style-name="P19">Las limitaciones de los sistemas muchas veces son producidas por errores humanos. La mayoría de los accidentes engloba la migración sistemática u organizacional de la empresa que tiene dicho software.</text:p>
      <text:p text:style-name="P19"/>
      <text:p text:style-name="P20">Los pasos de STAMP son:</text:p>
      <text:p text:style-name="P20">- Identificar los problemas.</text:p>
      <text:p text:style-name="P20">- Crear controles de segudirdad.</text:p>
      <text:p text:style-name="P20">- Observar las interacciones del sistema.</text:p>
      <text:p text:style-name="P20"/>
      <text:p text:style-name="P21">Un plan de sistema seguro basado en identificar los contratos de seguridad del sistema consiste en diseñar un software con criterios y requisitos pruebas y HMI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04:25.107396544</meta:creation-date>
    <dc:date>2018-04-05T19:33:12.286964073</dc:date>
    <meta:editing-duration>PT3H7M54S</meta:editing-duration>
    <meta:editing-cycles>30</meta:editing-cycles>
    <meta:generator>LibreOffice/6.0.1.1$Linux_X86_64 LibreOffice_project/60bfb1526849283ce2491346ed2aa51c465abfe6</meta:generator>
    <meta:document-statistic meta:table-count="0" meta:image-count="0" meta:object-count="0" meta:page-count="2" meta:paragraph-count="44" meta:word-count="533" meta:character-count="3357" meta:non-whitespace-character-count="2867"/>
  </office:meta>
</office:document-meta>
</file>